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63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5.0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8pt" style:font-size-asian="18pt" style:font-size-complex="18pt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.016cm" svg:height="1.016cm" svg:x="1.524cm" svg:y="1.335cm">
          <text:p text:style-name="P1"><text:span text:style-name="T1">Esc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5cm" svg:height="0.885cm" svg:x="1.295cm" svg:y="2.261cm">
          <draw:text-box>
            <text:p text:style-name="P3"><text:span text:style-name="T1">1(0x01)</text:span></text:p>
          </draw:text-box>
        </draw:frame>
        <draw:custom-shape draw:style-name="gr1" draw:text-style-name="P2" draw:layer="layout" svg:width="1.016cm" svg:height="1.016cm" svg:x="1.524cm" svg:y="2.775cm">
          <text:p text:style-name="P1"><text:span text:style-name="T1">~</text:span></text:p>
          <text:p text:style-name="P1"><text:span text:style-name="T1">`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4cm" svg:height="0.885cm" svg:x="1.325cm" svg:y="3.71cm">
          <draw:text-box>
            <text:p text:style-name="P3"><text:span text:style-name="T1">41(0x29)</text:span></text:p>
          </draw:text-box>
        </draw:frame>
        <draw:custom-shape draw:style-name="gr1" draw:text-style-name="P2" draw:layer="layout" svg:width="2.032cm" svg:height="1.016cm" svg:x="1.524cm" svg:y="4.345cm">
          <text:p text:style-name="P1"><text:span text:style-name="T1">Tab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2cm" svg:height="0.885cm" svg:x="1.35cm" svg:y="5.28cm">
          <draw:text-box>
            <text:p text:style-name="P3"><text:span text:style-name="T1">15(0x0F)</text:span></text:p>
          </draw:text-box>
        </draw:frame>
        <draw:custom-shape draw:style-name="gr1" draw:text-style-name="P2" draw:layer="layout" svg:width="2.921cm" svg:height="1.016cm" svg:x="1.524cm" svg:y="5.8cm">
          <text:p text:style-name="P1"><text:span text:style-name="T1">Caps Lock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9cm" svg:height="0.885cm" svg:x="1.317cm" svg:y="6.756cm">
          <draw:text-box>
            <text:p text:style-name="P3"><text:span text:style-name="T1">58(0x3A)</text:span></text:p>
          </draw:text-box>
        </draw:frame>
        <draw:custom-shape draw:style-name="gr1" draw:text-style-name="P2" draw:layer="layout" svg:width="2.24cm" svg:height="1.016cm" svg:x="1.57cm" svg:y="7.355cm">
          <text:p text:style-name="P1"><text:span text:style-name="T1">Shif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9cm" svg:height="0.885cm" svg:x="1.335cm" svg:y="8.275cm">
          <draw:text-box>
            <text:p text:style-name="P3"><text:span text:style-name="T1">42(0x2A)</text:span></text:p>
          </draw:text-box>
        </draw:frame>
        <draw:custom-shape draw:style-name="gr1" draw:text-style-name="P2" draw:layer="layout" svg:width="2.057cm" svg:height="1.016cm" svg:x="1.575cm" svg:y="8.89cm">
          <text:p text:style-name="P1"><text:span text:style-name="T1">Ctr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62cm" svg:height="0.885cm" svg:x="1.579cm" svg:y="9.91cm">
          <draw:text-box>
            <text:p text:style-name="P3"><text:span text:style-name="T1">29(0x1D)</text:span></text:p>
          </draw:text-box>
        </draw:frame>
        <draw:custom-shape draw:style-name="gr1" draw:text-style-name="P2" draw:layer="layout" svg:width="1.016cm" svg:height="1.016cm" svg:x="4.78cm" svg:y="2.775cm">
          <text:p text:style-name="P1"><text:span text:style-name="T1">@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6.504cm" svg:y="2.775cm">
          <text:p text:style-name="P1"><text:span text:style-name="T1">#</text:span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3.129cm" svg:y="2.775cm">
          <text:p text:style-name="P1"><text:span text:style-name="T1">!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8.155cm" svg:y="2.775cm">
          <text:p text:style-name="P1"><text:span text:style-name="T1">$</text:span></text:p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9.779cm" svg:y="2.775cm">
          <text:p text:style-name="P1"><text:span text:style-name="T1">%</text:span></text:p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1.43cm" svg:y="2.775cm">
          <text:p text:style-name="P1"><text:span text:style-name="T1">^</text:span></text:p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2.954cm" svg:y="2.775cm">
          <text:p text:style-name="P1"><text:span text:style-name="T1">&amp;</text:span></text:p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4.605cm" svg:y="2.775cm">
          <text:p text:style-name="P1"><text:span text:style-name="T1">*</text:span></text:p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6.129cm" svg:y="2.775cm">
          <text:p text:style-name="P1"><text:span text:style-name="T1">(</text:span></text:p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7.78cm" svg:y="2.775cm">
          <text:p text:style-name="P1"><text:span text:style-name="T1">)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9.304cm" svg:y="2.775cm">
          <text:p text:style-name="P1"><text:span text:style-name="T1">_</text:span></text:p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20.955cm" svg:y="2.775cm">
          <text:p text:style-name="P1"><text:span text:style-name="T1">+</text:span></text:p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016cm" svg:x="22.479cm" svg:y="2.775cm">
          <text:p text:style-name="P1"><text:span text:style-name="T1">Backspac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59cm" svg:height="0.885cm" svg:x="2.942cm" svg:y="3.71cm">
          <draw:text-box>
            <text:p text:style-name="P3"><text:span text:style-name="T1">2(0x02)</text:span></text:p>
          </draw:text-box>
        </draw:frame>
        <draw:frame draw:style-name="gr2" draw:text-style-name="P4" draw:layer="layout" svg:width="1.459cm" svg:height="0.885cm" svg:x="4.547cm" svg:y="3.71cm">
          <draw:text-box>
            <text:p text:style-name="P3"><text:span text:style-name="T1">3(0x03)</text:span></text:p>
          </draw:text-box>
        </draw:frame>
        <draw:frame draw:style-name="gr2" draw:text-style-name="P4" draw:layer="layout" svg:width="1.459cm" svg:height="0.885cm" svg:x="6.328cm" svg:y="3.71cm">
          <draw:text-box>
            <text:p text:style-name="P3"><text:span text:style-name="T1">4(0x04)</text:span></text:p>
          </draw:text-box>
        </draw:frame>
        <draw:frame draw:style-name="gr2" draw:text-style-name="P4" draw:layer="layout" svg:width="1.459cm" svg:height="0.885cm" svg:x="8.022cm" svg:y="3.71cm">
          <draw:text-box>
            <text:p text:style-name="P3"><text:span text:style-name="T1">5(0x05)</text:span></text:p>
          </draw:text-box>
        </draw:frame>
        <draw:frame draw:style-name="gr2" draw:text-style-name="P4" draw:layer="layout" svg:width="1.459cm" svg:height="0.885cm" svg:x="9.592cm" svg:y="3.71cm">
          <draw:text-box>
            <text:p text:style-name="P3"><text:span text:style-name="T1">6(0x06)</text:span></text:p>
          </draw:text-box>
        </draw:frame>
        <draw:frame draw:style-name="gr2" draw:text-style-name="P4" draw:layer="layout" svg:width="1.45cm" svg:height="0.885cm" svg:x="11.277cm" svg:y="3.71cm">
          <draw:text-box>
            <text:p text:style-name="P3"><text:span text:style-name="T1">7(0x07)</text:span></text:p>
          </draw:text-box>
        </draw:frame>
        <draw:frame draw:style-name="gr2" draw:text-style-name="P4" draw:layer="layout" svg:width="1.459cm" svg:height="0.885cm" svg:x="12.767cm" svg:y="3.71cm">
          <draw:text-box>
            <text:p text:style-name="P3"><text:span text:style-name="T1">8(0x08)</text:span></text:p>
          </draw:text-box>
        </draw:frame>
        <draw:frame draw:style-name="gr2" draw:text-style-name="P4" draw:layer="layout" svg:width="1.459cm" svg:height="0.885cm" svg:x="14.472cm" svg:y="3.71cm">
          <draw:text-box>
            <text:p text:style-name="P3"><text:span text:style-name="T1">9(0x09)</text:span></text:p>
          </draw:text-box>
        </draw:frame>
        <draw:frame draw:style-name="gr2" draw:text-style-name="P4" draw:layer="layout" svg:width="1.637cm" svg:height="0.885cm" svg:x="15.954cm" svg:y="3.71cm">
          <draw:text-box>
            <text:p text:style-name="P3"><text:span text:style-name="T1">10(0x0A)</text:span></text:p>
          </draw:text-box>
        </draw:frame>
        <draw:frame draw:style-name="gr2" draw:text-style-name="P4" draw:layer="layout" svg:width="1.62cm" svg:height="0.885cm" svg:x="17.543cm" svg:y="3.71cm">
          <draw:text-box>
            <text:p text:style-name="P3"><text:span text:style-name="T1">11(0x0B)</text:span></text:p>
          </draw:text-box>
        </draw:frame>
        <draw:frame draw:style-name="gr2" draw:text-style-name="P4" draw:layer="layout" svg:width="1.645cm" svg:height="0.885cm" svg:x="19.125cm" svg:y="3.71cm">
          <draw:text-box>
            <text:p text:style-name="P3"><text:span text:style-name="T1">12(0x0C)</text:span></text:p>
          </draw:text-box>
        </draw:frame>
        <draw:frame draw:style-name="gr2" draw:text-style-name="P4" draw:layer="layout" svg:width="1.649cm" svg:height="0.885cm" svg:x="20.704cm" svg:y="3.71cm">
          <draw:text-box>
            <text:p text:style-name="P3"><text:span text:style-name="T1">13(0x0D)</text:span></text:p>
          </draw:text-box>
        </draw:frame>
        <draw:frame draw:style-name="gr2" draw:text-style-name="P4" draw:layer="layout" svg:width="1.632cm" svg:height="0.885cm" svg:x="22.317cm" svg:y="3.71cm">
          <draw:text-box>
            <text:p text:style-name="P3"><text:span text:style-name="T1">14(0x0E)</text:span></text:p>
          </draw:text-box>
        </draw:frame>
        <draw:custom-shape draw:style-name="gr1" draw:text-style-name="P2" draw:layer="layout" svg:width="1.016cm" svg:height="1.016cm" svg:x="3.897cm" svg:y="4.345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cm" svg:height="0.885cm" svg:x="3.645cm" svg:y="5.28cm">
          <draw:text-box>
            <text:p text:style-name="P3"><text:span text:style-name="T1">16(0x10)</text:span></text:p>
          </draw:text-box>
        </draw:frame>
        <draw:custom-shape draw:style-name="gr1" draw:text-style-name="P2" draw:layer="layout" svg:width="1.016cm" svg:height="1.016cm" svg:x="5.615cm" svg:y="4.34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65cm" svg:height="0.885cm" svg:x="5.407cm" svg:y="5.28cm">
          <draw:text-box>
            <text:p text:style-name="P3"><text:span text:style-name="T1">17(0x11)</text:span></text:p>
          </draw:text-box>
        </draw:frame>
        <draw:frame draw:style-name="gr2" draw:text-style-name="P4" draw:layer="layout" svg:width="1.649cm" svg:height="0.885cm" svg:x="4.503cm" svg:y="2.261cm">
          <draw:text-box>
            <text:p text:style-name="P3"><text:span text:style-name="T1">59(0x3B)</text:span></text:p>
          </draw:text-box>
        </draw:frame>
        <draw:custom-shape draw:style-name="gr1" draw:text-style-name="P2" draw:layer="layout" svg:width="1.016cm" svg:height="1.016cm" svg:x="6.495cm" svg:y="1.335cm">
          <text:p text:style-name="P1"><text:span text:style-name="T1">F2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62cm" svg:height="0.885cm" svg:x="6.207cm" svg:y="2.261cm">
          <draw:text-box>
            <text:p text:style-name="P3"><text:span text:style-name="T1">60(0x3C)</text:span></text:p>
          </draw:text-box>
        </draw:frame>
        <draw:custom-shape draw:style-name="gr1" draw:text-style-name="P2" draw:layer="layout" svg:width="1.016cm" svg:height="1.016cm" svg:x="8.2cm" svg:y="1.335cm">
          <text:p text:style-name="P1"><text:span text:style-name="T1">F3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53cm" svg:height="0.885cm" svg:x="7.916cm" svg:y="2.261cm">
          <draw:text-box>
            <text:p text:style-name="P3"><text:span text:style-name="T1">61(0x3D)</text:span></text:p>
          </draw:text-box>
        </draw:frame>
        <draw:custom-shape draw:style-name="gr1" draw:text-style-name="P2" draw:layer="layout" svg:width="1.016cm" svg:height="1.016cm" svg:x="9.765cm" svg:y="1.335cm">
          <text:p text:style-name="P1"><text:span text:style-name="T1">F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9cm" svg:height="0.885cm" svg:x="9.483cm" svg:y="2.261cm">
          <draw:text-box>
            <text:p text:style-name="P3"><text:span text:style-name="T1">62(0x3E)</text:span></text:p>
          </draw:text-box>
        </draw:frame>
        <draw:custom-shape draw:style-name="gr1" draw:text-style-name="P2" draw:layer="layout" svg:width="1.016cm" svg:height="1.016cm" svg:x="12.205cm" svg:y="1.335cm">
          <text:p text:style-name="P1"><text:span text:style-name="T1">F5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32cm" svg:height="0.885cm" svg:x="11.932cm" svg:y="2.261cm">
          <draw:text-box>
            <text:p text:style-name="P3"><text:span text:style-name="T1">63(0x3F)</text:span></text:p>
          </draw:text-box>
        </draw:frame>
        <draw:custom-shape draw:style-name="gr1" draw:text-style-name="P2" draw:layer="layout" svg:width="1.016cm" svg:height="1.016cm" svg:x="13.715cm" svg:y="1.335cm">
          <text:p text:style-name="P1"><text:span text:style-name="T1">F6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13.45cm" svg:y="2.261cm">
          <draw:text-box>
            <text:p text:style-name="P3"><text:span text:style-name="T1">64(0x40)</text:span></text:p>
          </draw:text-box>
        </draw:frame>
        <draw:custom-shape draw:style-name="gr1" draw:text-style-name="P2" draw:layer="layout" svg:width="1.016cm" svg:height="1.016cm" svg:x="15.28cm" svg:y="1.335cm">
          <text:p text:style-name="P1"><text:span text:style-name="T1">F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4cm" svg:height="0.885cm" svg:x="15.026cm" svg:y="2.261cm">
          <draw:text-box>
            <text:p text:style-name="P3"><text:span text:style-name="T1">65(0x41)</text:span></text:p>
          </draw:text-box>
        </draw:frame>
        <draw:custom-shape draw:style-name="gr1" draw:text-style-name="P2" draw:layer="layout" svg:width="1.016cm" svg:height="1.016cm" svg:x="16.85cm" svg:y="1.335cm">
          <text:p text:style-name="P1"><text:span text:style-name="T1">F8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16.585cm" svg:y="2.261cm">
          <draw:text-box>
            <text:p text:style-name="P3"><text:span text:style-name="T1">66(0x42)</text:span></text:p>
          </draw:text-box>
        </draw:frame>
        <draw:custom-shape draw:style-name="gr1" draw:text-style-name="P2" draw:layer="layout" svg:width="1.016cm" svg:height="1.016cm" svg:x="18.86cm" svg:y="1.335cm">
          <text:p text:style-name="P1"><text:span text:style-name="T1">F9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1cm" svg:height="0.885cm" svg:x="18.597cm" svg:y="2.261cm">
          <draw:text-box>
            <text:p text:style-name="P3"><text:span text:style-name="T1">67(0x43)</text:span></text:p>
          </draw:text-box>
        </draw:frame>
        <draw:custom-shape draw:style-name="gr1" draw:text-style-name="P2" draw:layer="layout" svg:width="1.016cm" svg:height="1.016cm" svg:x="20.365cm" svg:y="1.335cm">
          <text:p text:style-name="P1"><text:span text:style-name="T1">F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20.1cm" svg:y="2.261cm">
          <draw:text-box>
            <text:p text:style-name="P3"><text:span text:style-name="T1">68(0x44)</text:span></text:p>
          </draw:text-box>
        </draw:frame>
        <draw:custom-shape draw:style-name="gr1" draw:text-style-name="P2" draw:layer="layout" svg:width="1.016cm" svg:height="1.016cm" svg:x="22.03cm" svg:y="1.335cm">
          <text:p text:style-name="P1"><text:span text:style-name="T1">F1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07cm" svg:height="0.885cm" svg:x="21.769cm" svg:y="2.261cm">
          <draw:text-box>
            <text:p text:style-name="P3"><text:span text:style-name="T1">87(0x57)</text:span></text:p>
          </draw:text-box>
        </draw:frame>
        <draw:custom-shape draw:style-name="gr1" draw:text-style-name="P2" draw:layer="layout" svg:width="1.016cm" svg:height="1.016cm" svg:x="23.675cm" svg:y="1.335cm">
          <text:p text:style-name="P1"><text:span text:style-name="T1">F12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23.41cm" svg:y="2.261cm">
          <draw:text-box>
            <text:p text:style-name="P3"><text:span text:style-name="T1">88(0x58)</text:span></text:p>
          </draw:text-box>
        </draw:frame>
        <draw:custom-shape draw:style-name="gr1" draw:text-style-name="P2" draw:layer="layout" svg:width="1.016cm" svg:height="1.016cm" svg:x="4.699cm" svg:y="1.335cm">
          <text:p text:style-name="P1"><text:span text:style-name="T1">F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7.333cm" svg:y="4.34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86cm" svg:height="0.885cm" svg:x="7.114cm" svg:y="5.28cm">
          <draw:text-box>
            <text:p text:style-name="P3"><text:span text:style-name="T1">18(0x12)</text:span></text:p>
          </draw:text-box>
        </draw:frame>
        <draw:custom-shape draw:style-name="gr1" draw:text-style-name="P2" draw:layer="layout" svg:width="1.016cm" svg:height="1.016cm" svg:x="8.998cm" svg:y="4.34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cm" svg:height="0.885cm" svg:x="8.777cm" svg:y="5.28cm">
          <draw:text-box>
            <text:p text:style-name="P3"><text:span text:style-name="T1">19(0x13)</text:span></text:p>
          </draw:text-box>
        </draw:frame>
        <draw:custom-shape draw:style-name="gr1" draw:text-style-name="P2" draw:layer="layout" svg:width="1.016cm" svg:height="1.016cm" svg:x="10.608cm" svg:y="4.34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8cm" svg:height="0.885cm" svg:x="10.384cm" svg:y="5.28cm">
          <draw:text-box>
            <text:p text:style-name="P3"><text:span text:style-name="T1">20(0x14)</text:span></text:p>
          </draw:text-box>
        </draw:frame>
        <draw:custom-shape draw:style-name="gr1" draw:text-style-name="P2" draw:layer="layout" svg:width="1.016cm" svg:height="1.016cm" svg:x="12.173cm" svg:y="4.34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8cm" svg:height="0.885cm" svg:x="11.949cm" svg:y="5.28cm">
          <draw:text-box>
            <text:p text:style-name="P3"><text:span text:style-name="T1">21(0x15)</text:span></text:p>
          </draw:text-box>
        </draw:frame>
        <draw:custom-shape draw:style-name="gr1" draw:text-style-name="P2" draw:layer="layout" svg:width="1.016cm" svg:height="1.016cm" svg:x="13.783cm" svg:y="4.345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03cm" svg:height="0.885cm" svg:x="13.556cm" svg:y="5.28cm">
          <draw:text-box>
            <text:p text:style-name="P3"><text:span text:style-name="T1">22(0x16)</text:span></text:p>
          </draw:text-box>
        </draw:frame>
        <draw:custom-shape draw:style-name="gr1" draw:text-style-name="P2" draw:layer="layout" svg:width="1.016cm" svg:height="1.016cm" svg:x="15.448cm" svg:y="4.3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4cm" svg:height="0.885cm" svg:x="15.226cm" svg:y="5.28cm">
          <draw:text-box>
            <text:p text:style-name="P3"><text:span text:style-name="T1">23(0x17)</text:span></text:p>
          </draw:text-box>
        </draw:frame>
        <draw:custom-shape draw:style-name="gr1" draw:text-style-name="P2" draw:layer="layout" svg:width="1.016cm" svg:height="1.016cm" svg:x="17.058cm" svg:y="4.34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8cm" svg:height="0.885cm" svg:x="16.834cm" svg:y="5.28cm">
          <draw:text-box>
            <text:p text:style-name="P3"><text:span text:style-name="T1">24(0x18)</text:span></text:p>
          </draw:text-box>
        </draw:frame>
        <draw:custom-shape draw:style-name="gr1" draw:text-style-name="P2" draw:layer="layout" svg:width="1.016cm" svg:height="1.016cm" svg:x="18.623cm" svg:y="4.34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03cm" svg:height="0.885cm" svg:x="18.396cm" svg:y="5.28cm">
          <draw:text-box>
            <text:p text:style-name="P3"><text:span text:style-name="T1">25(0x19)</text:span></text:p>
          </draw:text-box>
        </draw:frame>
        <draw:custom-shape draw:style-name="gr1" draw:text-style-name="P2" draw:layer="layout" svg:width="1.016cm" svg:height="1.016cm" svg:x="20.233cm" svg:y="4.345cm">
          <text:p text:style-name="P1"><text:span text:style-name="T1">{</text:span></text:p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9cm" svg:height="0.885cm" svg:x="19.983cm" svg:y="5.28cm">
          <draw:text-box>
            <text:p text:style-name="P3"><text:span text:style-name="T1">26(0x1A)</text:span></text:p>
          </draw:text-box>
        </draw:frame>
        <draw:custom-shape draw:style-name="gr1" draw:text-style-name="P2" draw:layer="layout" svg:width="1.016cm" svg:height="1.016cm" svg:x="21.793cm" svg:y="4.345cm">
          <text:p text:style-name="P1"><text:span text:style-name="T1">}</text:span></text:p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5cm" svg:height="0.885cm" svg:x="21.55cm" svg:y="5.28cm">
          <draw:text-box>
            <text:p text:style-name="P3"><text:span text:style-name="T1">27(0x1B)</text:span></text:p>
          </draw:text-box>
        </draw:frame>
        <draw:custom-shape draw:style-name="gr1" draw:text-style-name="P2" draw:layer="layout" svg:width="1.016cm" svg:height="1.016cm" svg:x="4.801cm" svg:y="5.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9cm" svg:height="0.885cm" svg:x="4.543cm" svg:y="6.756cm">
          <draw:text-box>
            <text:p text:style-name="P3"><text:span text:style-name="T1">30(0x1E)</text:span></text:p>
          </draw:text-box>
        </draw:frame>
        <draw:custom-shape draw:style-name="gr1" draw:text-style-name="P2" draw:layer="layout" svg:width="1.016cm" svg:height="1.016cm" svg:x="6.404cm" svg:y="5.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24cm" svg:height="0.885cm" svg:x="6.134cm" svg:y="6.756cm">
          <draw:text-box>
            <text:p text:style-name="P3"><text:span text:style-name="T1">31(0x1F)</text:span></text:p>
          </draw:text-box>
        </draw:frame>
        <draw:custom-shape draw:style-name="gr1" draw:text-style-name="P2" draw:layer="layout" svg:width="1.016cm" svg:height="1.016cm" svg:x="8.087cm" svg:y="5.8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7.823cm" svg:y="6.756cm">
          <draw:text-box>
            <text:p text:style-name="P3"><text:span text:style-name="T1">32(0x20)</text:span></text:p>
          </draw:text-box>
        </draw:frame>
        <draw:custom-shape draw:style-name="gr1" draw:text-style-name="P2" draw:layer="layout" svg:width="1.016cm" svg:height="1.016cm" svg:x="9.777cm" svg:y="5.8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1cm" svg:height="0.885cm" svg:x="9.515cm" svg:y="6.756cm">
          <draw:text-box>
            <text:p text:style-name="P3"><text:span text:style-name="T1">33(0x21)</text:span></text:p>
          </draw:text-box>
        </draw:frame>
        <draw:custom-shape draw:style-name="gr1" draw:text-style-name="P2" draw:layer="layout" svg:width="1.016cm" svg:height="1.016cm" svg:x="11.362cm" svg:y="5.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11.098cm" svg:y="6.756cm">
          <draw:text-box>
            <text:p text:style-name="P3"><text:span text:style-name="T1">34(0x22)</text:span></text:p>
          </draw:text-box>
        </draw:frame>
        <draw:custom-shape draw:style-name="gr1" draw:text-style-name="P2" draw:layer="layout" svg:width="1.016cm" svg:height="1.016cm" svg:x="12.952cm" svg:y="5.8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12.688cm" svg:y="6.756cm">
          <draw:text-box>
            <text:p text:style-name="P3"><text:span text:style-name="T1">35(0x23)</text:span></text:p>
          </draw:text-box>
        </draw:frame>
        <draw:custom-shape draw:style-name="gr1" draw:text-style-name="P2" draw:layer="layout" svg:width="1.016cm" svg:height="1.016cm" svg:x="14.637cm" svg:y="5.8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1cm" svg:height="0.885cm" svg:x="14.375cm" svg:y="6.756cm">
          <draw:text-box>
            <text:p text:style-name="P3"><text:span text:style-name="T1">36(0x24)</text:span></text:p>
          </draw:text-box>
        </draw:frame>
        <draw:custom-shape draw:style-name="gr1" draw:text-style-name="P2" draw:layer="layout" svg:width="1.016cm" svg:height="1.016cm" svg:x="16.242cm" svg:y="5.8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1cm" svg:height="0.885cm" svg:x="15.979cm" svg:y="6.756cm">
          <draw:text-box>
            <text:p text:style-name="P3"><text:span text:style-name="T1">37(0x25)</text:span></text:p>
          </draw:text-box>
        </draw:frame>
        <draw:custom-shape draw:style-name="gr1" draw:text-style-name="P2" draw:layer="layout" svg:width="1.016cm" svg:height="1.016cm" svg:x="17.832cm" svg:y="5.8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17.568cm" svg:y="6.756cm">
          <draw:text-box>
            <text:p text:style-name="P3"><text:span text:style-name="T1">38(0x26)</text:span></text:p>
          </draw:text-box>
        </draw:frame>
        <draw:custom-shape draw:style-name="gr1" draw:text-style-name="P2" draw:layer="layout" svg:width="1.016cm" svg:height="1.016cm" svg:x="19.417cm" svg:y="5.8cm">
          <text:p text:style-name="P1"><text:span text:style-name="T1">:</text:span></text:p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1cm" svg:height="0.885cm" svg:x="19.155cm" svg:y="6.756cm">
          <draw:text-box>
            <text:p text:style-name="P3"><text:span text:style-name="T1">39(0x27)</text:span></text:p>
          </draw:text-box>
        </draw:frame>
        <draw:custom-shape draw:style-name="gr1" draw:text-style-name="P2" draw:layer="layout" svg:width="1.016cm" svg:height="1.016cm" svg:x="21.007cm" svg:y="5.8cm">
          <text:p text:style-name="P1"><text:span text:style-name="T1">“</text:span></text:p>
          <text:p text:style-name="P1"><text:span text:style-name="T1">'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20.743cm" svg:y="6.756cm">
          <draw:text-box>
            <text:p text:style-name="P3"><text:span text:style-name="T1">40(0x28)</text:span></text:p>
          </draw:text-box>
        </draw:frame>
        <draw:custom-shape draw:style-name="gr1" draw:text-style-name="P2" draw:layer="layout" svg:width="2.276cm" svg:height="1.016cm" svg:x="22.489cm" svg:y="5.8cm">
          <text:p text:style-name="P1"><text:span text:style-name="T1">Ent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62cm" svg:height="0.885cm" svg:x="22.468cm" svg:y="6.756cm">
          <draw:text-box>
            <text:p text:style-name="P3"><text:span text:style-name="T1">28(0x1C)</text:span></text:p>
          </draw:text-box>
        </draw:frame>
        <draw:custom-shape draw:style-name="gr3" draw:text-style-name="P2" draw:layer="layout" svg:width="1.27cm" svg:height="1.473cm" svg:x="23.495cm" svg:y="4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4.124cm" svg:y="7.32cm">
          <text:p text:style-name="P1"><text:span text:style-name="T1">|</text:span></text:p>
          <text:p text:style-name="P1"><text:span text:style-name="T1">\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3.883cm" svg:y="8.275cm">
          <draw:text-box>
            <text:p text:style-name="P3"><text:span text:style-name="T1">86(0x56)</text:span></text:p>
          </draw:text-box>
        </draw:frame>
        <draw:custom-shape draw:style-name="gr1" draw:text-style-name="P2" draw:layer="layout" svg:width="1.016cm" svg:height="1.016cm" svg:x="5.594cm" svg:y="7.316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62cm" svg:height="0.885cm" svg:x="5.33cm" svg:y="8.275cm">
          <draw:text-box>
            <text:p text:style-name="P3"><text:span text:style-name="T1">44(0x2C)</text:span></text:p>
          </draw:text-box>
        </draw:frame>
        <draw:custom-shape draw:style-name="gr1" draw:text-style-name="P2" draw:layer="layout" svg:width="1.016cm" svg:height="1.016cm" svg:x="7.143cm" svg:y="7.3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62cm" svg:height="0.885cm" svg:x="6.879cm" svg:y="8.275cm">
          <draw:text-box>
            <text:p text:style-name="P3"><text:span text:style-name="T1">45(0x2D)</text:span></text:p>
          </draw:text-box>
        </draw:frame>
        <draw:custom-shape draw:style-name="gr1" draw:text-style-name="P2" draw:layer="layout" svg:width="1.016cm" svg:height="1.016cm" svg:x="8.869cm" svg:y="7.3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9cm" svg:height="0.885cm" svg:x="8.611cm" svg:y="8.275cm">
          <draw:text-box>
            <text:p text:style-name="P3"><text:span text:style-name="T1">46(0x2E)</text:span></text:p>
          </draw:text-box>
        </draw:frame>
        <draw:custom-shape draw:style-name="gr1" draw:text-style-name="P2" draw:layer="layout" svg:width="1.016cm" svg:height="1.016cm" svg:x="10.574cm" svg:y="7.3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2cm" svg:height="0.885cm" svg:x="10.33cm" svg:y="8.275cm">
          <draw:text-box>
            <text:p text:style-name="P3"><text:span text:style-name="T1">47(0x2F)</text:span></text:p>
          </draw:text-box>
        </draw:frame>
        <draw:custom-shape draw:style-name="gr1" draw:text-style-name="P2" draw:layer="layout" svg:width="1.016cm" svg:height="1.016cm" svg:x="12.223cm" svg:y="7.3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11.982cm" svg:y="8.275cm">
          <draw:text-box>
            <text:p text:style-name="P3"><text:span text:style-name="T1">48(0x30)</text:span></text:p>
          </draw:text-box>
        </draw:frame>
        <draw:custom-shape draw:style-name="gr1" draw:text-style-name="P2" draw:layer="layout" svg:width="1.016cm" svg:height="1.016cm" svg:x="13.849cm" svg:y="7.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07cm" svg:height="0.885cm" svg:x="13.612cm" svg:y="8.275cm">
          <draw:text-box>
            <text:p text:style-name="P3"><text:span text:style-name="T1">49(0x31)</text:span></text:p>
          </draw:text-box>
        </draw:frame>
        <draw:custom-shape draw:style-name="gr1" draw:text-style-name="P2" draw:layer="layout" svg:width="1.016cm" svg:height="1.016cm" svg:x="15.498cm" svg:y="7.3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15.257cm" svg:y="8.275cm">
          <draw:text-box>
            <text:p text:style-name="P3"><text:span text:style-name="T1">50(0x32)</text:span></text:p>
          </draw:text-box>
        </draw:frame>
        <draw:custom-shape draw:style-name="gr1" draw:text-style-name="P2" draw:layer="layout" svg:width="1.016cm" svg:height="1.016cm" svg:x="17.124cm" svg:y="7.32cm">
          <text:p text:style-name="P1"><text:span text:style-name="T1">&lt;</text:span></text:p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8cm" svg:height="0.885cm" svg:x="16.892cm" svg:y="8.275cm">
          <draw:text-box>
            <text:p text:style-name="P3"><text:span text:style-name="T1">51(0x33)</text:span></text:p>
          </draw:text-box>
        </draw:frame>
        <draw:custom-shape draw:style-name="gr1" draw:text-style-name="P2" draw:layer="layout" svg:width="1.016cm" svg:height="1.016cm" svg:x="18.673cm" svg:y="7.32cm">
          <text:p text:style-name="P1"><text:span text:style-name="T1">&gt;</text:span></text:p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18.432cm" svg:y="8.275cm">
          <draw:text-box>
            <text:p text:style-name="P3"><text:span text:style-name="T1">52(0x34)</text:span></text:p>
          </draw:text-box>
        </draw:frame>
        <draw:custom-shape draw:style-name="gr1" draw:text-style-name="P2" draw:layer="layout" svg:width="1.016cm" svg:height="1.016cm" svg:x="20.199cm" svg:y="7.316cm">
          <text:p text:style-name="P1"><text:span text:style-name="T1">?</text:span></text:p>
          <text:p text:style-name="P1"><text:span text:style-name="T1">/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19.958cm" svg:y="8.275cm">
          <draw:text-box>
            <text:p text:style-name="P3"><text:span text:style-name="T1">53(0x35)</text:span></text:p>
          </draw:text-box>
        </draw:frame>
        <draw:custom-shape draw:style-name="gr1" draw:text-style-name="P2" draw:layer="layout" svg:width="1.647cm" svg:height="1.016cm" svg:x="21.748cm" svg:y="7.316cm">
          <text:p text:style-name="P1"><text:span text:style-name="T1">Shif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21.586cm" svg:y="8.275cm">
          <draw:text-box>
            <text:p text:style-name="P3"><text:span text:style-name="T1">54(0x36)</text:span></text:p>
          </draw:text-box>
        </draw:frame>
        <draw:custom-shape draw:style-name="gr1" draw:text-style-name="P2" draw:layer="layout" svg:width="1.016cm" svg:height="1.016cm" svg:x="23.753cm" svg:y="7.316cm">
          <text:p text:style-name="P1"><text:span text:style-name="T1">|</text:span></text:p>
          <text:p text:style-name="P1"><text:span text:style-name="T1">\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9cm" svg:height="0.885cm" svg:x="23.495cm" svg:y="8.275cm">
          <draw:text-box>
            <text:p text:style-name="P3"><text:span text:style-name="T1">43(0x2B)</text:span></text:p>
          </draw:text-box>
        </draw:frame>
        <draw:custom-shape draw:style-name="gr1" draw:text-style-name="P2" draw:layer="layout" svg:width="2.057cm" svg:height="1.016cm" svg:x="3.951cm" svg:y="8.89cm">
          <text:p text:style-name="P1"><text:span text:style-name="T1">Wi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51cm" svg:height="0.885cm" svg:x="3.915cm" svg:y="9.91cm">
          <draw:text-box>
            <text:p text:style-name="P3"><text:span text:style-name="T1">91(0x5B)*</text:span></text:p>
          </draw:text-box>
        </draw:frame>
        <draw:custom-shape draw:style-name="gr1" draw:text-style-name="P2" draw:layer="layout" svg:width="2.057cm" svg:height="1.016cm" svg:x="6.502cm" svg:y="8.89cm">
          <text:p text:style-name="P1"><text:span text:style-name="T1">Al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6.523cm" svg:y="9.91cm">
          <draw:text-box>
            <text:p text:style-name="P3"><text:span text:style-name="T1">56(0x38)</text:span></text:p>
          </draw:text-box>
        </draw:frame>
        <draw:custom-shape draw:style-name="gr1" draw:text-style-name="P2" draw:layer="layout" svg:width="6.867cm" svg:height="1.016cm" svg:x="9.008cm" svg:y="8.89cm">
          <text:p text:style-name="P1"><text:span text:style-name="T1">Spac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1cm" svg:height="0.885cm" svg:x="9.975cm" svg:y="9.91cm">
          <draw:text-box>
            <text:p text:style-name="P3"><text:span text:style-name="T1">57(0x39)</text:span></text:p>
          </draw:text-box>
        </draw:frame>
        <draw:custom-shape draw:style-name="gr1" draw:text-style-name="P2" draw:layer="layout" svg:width="2.057cm" svg:height="1.016cm" svg:x="16.358cm" svg:y="8.89cm">
          <text:p text:style-name="P1"><text:span text:style-name="T1">Al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25cm" svg:height="0.885cm" svg:x="16.506cm" svg:y="9.91cm">
          <draw:text-box>
            <text:p text:style-name="P3"><text:span text:style-name="T1">56(0x38)*</text:span></text:p>
          </draw:text-box>
        </draw:frame>
        <draw:custom-shape draw:style-name="gr1" draw:text-style-name="P2" draw:layer="layout" svg:width="1.422cm" svg:height="1.016cm" svg:x="18.898cm" svg:y="8.89cm">
          <text:p text:style-name="P1"><text:span text:style-name="T1">Wi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72cm" svg:height="0.885cm" svg:x="18.752cm" svg:y="9.91cm">
          <draw:text-box>
            <text:p text:style-name="P3"><text:span text:style-name="T1">92(0x5C)*</text:span></text:p>
          </draw:text-box>
        </draw:frame>
        <draw:custom-shape draw:style-name="gr1" draw:text-style-name="P2" draw:layer="layout" svg:width="1.422cm" svg:height="1.016cm" svg:x="20.649cm" svg:y="8.89cm">
          <text:p text:style-name="P1"><text:span text:style-name="T1">Menu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72cm" svg:height="0.885cm" svg:x="20.453cm" svg:y="9.91cm">
          <draw:text-box>
            <text:p text:style-name="P3"><text:span text:style-name="T1">93(0x5D)*</text:span></text:p>
          </draw:text-box>
        </draw:frame>
        <draw:custom-shape draw:style-name="gr1" draw:text-style-name="P2" draw:layer="layout" svg:width="2.057cm" svg:height="1.016cm" svg:x="22.708cm" svg:y="8.89cm">
          <text:p text:style-name="P1"><text:span text:style-name="T1">Ctr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72cm" svg:height="0.885cm" svg:x="22.607cm" svg:y="9.91cm">
          <draw:text-box>
            <text:p text:style-name="P3"><text:span text:style-name="T1">29(0x1D)*</text:span></text:p>
          </draw:text-box>
        </draw:frame>
        <draw:custom-shape draw:style-name="gr1" draw:text-style-name="P2" draw:layer="layout" svg:width="1.016cm" svg:height="1.016cm" svg:x="1.511cm" svg:y="10.926cm">
          <text:p text:style-name="P1"><text:span text:style-name="T1">Prin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21cm" svg:height="0.885cm" svg:x="1.217cm" svg:y="11.915cm">
          <draw:text-box>
            <text:p text:style-name="P3"><text:span text:style-name="T1">55(0x37)*</text:span></text:p>
          </draw:text-box>
        </draw:frame>
        <draw:custom-shape draw:style-name="gr1" draw:text-style-name="P2" draw:layer="layout" svg:width="1.016cm" svg:height="1.016cm" svg:x="3.018cm" svg:y="10.926cm">
          <text:p text:style-name="P1"><text:span text:style-name="T1">Scroll</text:span></text:p>
          <text:p text:style-name="P1"><text:span text:style-name="T1">Lock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2.777cm" svg:y="11.915cm">
          <draw:text-box>
            <text:p text:style-name="P3"><text:span text:style-name="T1">70(0x46)</text:span></text:p>
          </draw:text-box>
        </draw:frame>
        <draw:custom-shape draw:style-name="gr1" draw:text-style-name="P2" draw:layer="layout" svg:width="1.016cm" svg:height="1.016cm" svg:x="4.586cm" svg:y="10.926cm">
          <text:p text:style-name="P1"><text:span text:style-name="T1">Paus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4.345cm" svg:y="11.915cm">
          <draw:text-box>
            <text:p text:style-name="P3"><text:span text:style-name="T1">69(0x45)</text:span></text:p>
          </draw:text-box>
        </draw:frame>
        <draw:custom-shape draw:style-name="gr1" draw:text-style-name="P2" draw:layer="layout" svg:width="1.016cm" svg:height="1.016cm" svg:x="1.564cm" svg:y="12.6cm">
          <text:p text:style-name="P1"><text:span text:style-name="T1">Inser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25cm" svg:height="0.885cm" svg:x="1.268cm" svg:y="13.589cm">
          <draw:text-box>
            <text:p text:style-name="P3"><text:span text:style-name="T1">82(0x52)*</text:span></text:p>
          </draw:text-box>
        </draw:frame>
        <draw:custom-shape draw:style-name="gr1" draw:text-style-name="P2" draw:layer="layout" svg:width="1.016cm" svg:height="1.016cm" svg:x="1.566cm" svg:y="14.201cm">
          <text:p text:style-name="P1"><text:span text:style-name="T1">Delet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25cm" svg:height="0.885cm" svg:x="1.27cm" svg:y="15.19cm">
          <draw:text-box>
            <text:p text:style-name="P3"><text:span text:style-name="T1">83(0x53)*</text:span></text:p>
          </draw:text-box>
        </draw:frame>
        <draw:custom-shape draw:style-name="gr1" draw:text-style-name="P2" draw:layer="layout" svg:width="1.016cm" svg:height="1.016cm" svg:x="3.016cm" svg:y="12.6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cm" svg:height="0.885cm" svg:x="2.732cm" svg:y="13.589cm">
          <draw:text-box>
            <text:p text:style-name="P3"><text:span text:style-name="T1">71(0x47)*</text:span></text:p>
          </draw:text-box>
        </draw:frame>
        <draw:custom-shape draw:style-name="gr1" draw:text-style-name="P2" draw:layer="layout" svg:width="1.016cm" svg:height="1.016cm" svg:x="4.641cm" svg:y="12.6cm">
          <text:p text:style-name="P1"><text:span text:style-name="T1">Page</text:span></text:p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21cm" svg:height="0.885cm" svg:x="4.347cm" svg:y="13.589cm">
          <draw:text-box>
            <text:p text:style-name="P3"><text:span text:style-name="T1">73(0x49)*</text:span></text:p>
          </draw:text-box>
        </draw:frame>
        <draw:custom-shape draw:style-name="gr1" draw:text-style-name="P2" draw:layer="layout" svg:width="1.016cm" svg:height="1.016cm" svg:x="3.016cm" svg:y="14.201cm"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42cm" svg:height="0.885cm" svg:x="2.712cm" svg:y="15.19cm">
          <draw:text-box>
            <text:p text:style-name="P3"><text:span text:style-name="T1">79(0x4F)*</text:span></text:p>
          </draw:text-box>
        </draw:frame>
        <draw:custom-shape draw:style-name="gr1" draw:text-style-name="P2" draw:layer="layout" svg:width="1.016cm" svg:height="1.016cm" svg:x="4.641cm" svg:y="14.201cm">
          <text:p text:style-name="P1"><text:span text:style-name="T1">Page</text:span></text:p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cm" svg:height="0.885cm" svg:x="4.357cm" svg:y="15.19cm">
          <draw:text-box>
            <text:p text:style-name="P3"><text:span text:style-name="T1">81(0x51)*</text:span></text:p>
          </draw:text-box>
        </draw:frame>
        <draw:custom-shape draw:style-name="gr1" draw:text-style-name="P2" draw:layer="layout" svg:width="1.016cm" svg:height="1.016cm" svg:x="2.844cm" svg:y="17.611cm"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21cm" svg:height="0.885cm" svg:x="2.55cm" svg:y="18.6cm">
          <draw:text-box>
            <text:p text:style-name="P3"><text:span text:style-name="T1">72(0x48)*</text:span></text:p>
          </draw:text-box>
        </draw:frame>
        <draw:custom-shape draw:style-name="gr1" draw:text-style-name="P2" draw:layer="layout" svg:width="1.016cm" svg:height="1.016cm" svg:x="1.502cm" svg:y="19.185cm">
          <text:p text:style-name="P1"><text:span text:style-name="T1">Lef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55cm" svg:height="0.885cm" svg:x="1.192cm" svg:y="20.174cm">
          <draw:text-box>
            <text:p text:style-name="P3"><text:span text:style-name="T1">75(0x4B)*</text:span></text:p>
          </draw:text-box>
        </draw:frame>
        <draw:custom-shape draw:style-name="gr1" draw:text-style-name="P2" draw:layer="layout" svg:width="1.016cm" svg:height="1.016cm" svg:x="2.844cm" svg:y="19.185cm"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25cm" svg:height="0.885cm" svg:x="2.548cm" svg:y="20.174cm">
          <draw:text-box>
            <text:p text:style-name="P3"><text:span text:style-name="T1">80(0x50)*</text:span></text:p>
          </draw:text-box>
        </draw:frame>
        <draw:custom-shape draw:style-name="gr1" draw:text-style-name="P2" draw:layer="layout" svg:width="1.016cm" svg:height="1.016cm" svg:x="4.277cm" svg:y="19.185cm">
          <text:p text:style-name="P1"><text:span text:style-name="T1">Righ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72cm" svg:height="0.885cm" svg:x="3.958cm" svg:y="20.174cm">
          <draw:text-box>
            <text:p text:style-name="P3"><text:span text:style-name="T1">77(0x4D)*</text:span></text:p>
          </draw:text-box>
        </draw:frame>
        <draw:custom-shape draw:style-name="gr1" draw:text-style-name="P2" draw:layer="layout" svg:width="1.016cm" svg:height="1.016cm" svg:x="6.644cm" svg:y="12.6cm">
          <text:p text:style-name="P1"><text:span text:style-name="T1">Num</text:span></text:p>
          <text:p text:style-name="P1"><text:span text:style-name="T1">Lock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6.403cm" svg:y="13.589cm">
          <draw:text-box>
            <text:p text:style-name="P3"><text:span text:style-name="T1">69(0x45)</text:span></text:p>
          </draw:text-box>
        </draw:frame>
        <draw:custom-shape draw:style-name="gr1" draw:text-style-name="P2" draw:layer="layout" svg:width="1.016cm" svg:height="1.016cm" svg:x="8.098cm" svg:y="12.6cm">
          <text:p text:style-name="P1"><text:span text:style-name="T1">/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25cm" svg:height="0.885cm" svg:x="7.802cm" svg:y="13.589cm">
          <draw:text-box>
            <text:p text:style-name="P3"><text:span text:style-name="T1">53(0x35)*</text:span></text:p>
          </draw:text-box>
        </draw:frame>
        <draw:custom-shape draw:style-name="gr1" draw:text-style-name="P2" draw:layer="layout" svg:width="1.016cm" svg:height="1.016cm" svg:x="9.719cm" svg:y="12.6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1cm" svg:height="0.885cm" svg:x="9.48cm" svg:y="13.589cm">
          <draw:text-box>
            <text:p text:style-name="P3"><text:span text:style-name="T1">55(0x37)</text:span></text:p>
          </draw:text-box>
        </draw:frame>
        <draw:custom-shape draw:style-name="gr1" draw:text-style-name="P2" draw:layer="layout" svg:width="1.016cm" svg:height="1.016cm" svg:x="11.324cm" svg:y="12.6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28cm" svg:height="0.885cm" svg:x="11.076cm" svg:y="13.589cm">
          <draw:text-box>
            <text:p text:style-name="P3"><text:span text:style-name="T1">74(0x4A)</text:span></text:p>
          </draw:text-box>
        </draw:frame>
        <draw:custom-shape draw:style-name="gr1" draw:text-style-name="P2" draw:layer="layout" svg:width="1.016cm" svg:height="1.016cm" svg:x="6.644cm" svg:y="14.201cm">
          <text:p text:style-name="P1"><text:span text:style-name="T1">7</text:span></text:p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cm" svg:height="0.885cm" svg:x="6.415cm" svg:y="15.19cm">
          <draw:text-box>
            <text:p text:style-name="P3"><text:span text:style-name="T1">71(0x47)</text:span></text:p>
          </draw:text-box>
        </draw:frame>
        <draw:custom-shape draw:style-name="gr1" draw:text-style-name="P2" draw:layer="layout" svg:width="1.016cm" svg:height="1.016cm" svg:x="8.098cm" svg:y="14.201cm">
          <text:p text:style-name="P1"><text:span text:style-name="T1">8</text:span></text:p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1cm" svg:height="0.885cm" svg:x="7.859cm" svg:y="15.19cm">
          <draw:text-box>
            <text:p text:style-name="P3"><text:span text:style-name="T1">72(0x48)</text:span></text:p>
          </draw:text-box>
        </draw:frame>
        <draw:custom-shape draw:style-name="gr1" draw:text-style-name="P2" draw:layer="layout" svg:width="1.016cm" svg:height="1.016cm" svg:x="9.719cm" svg:y="14.201cm">
          <text:p text:style-name="P1"><text:span text:style-name="T1">9</text:span></text:p>
          <text:p text:style-name="P1"><text:span text:style-name="T1">PgUp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1cm" svg:height="0.885cm" svg:x="9.48cm" svg:y="15.19cm">
          <draw:text-box>
            <text:p text:style-name="P3"><text:span text:style-name="T1">73(0x49)</text:span></text:p>
          </draw:text-box>
        </draw:frame>
        <draw:custom-shape draw:style-name="gr1" draw:text-style-name="P2" draw:layer="layout" svg:width="1.016cm" svg:height="1.016cm" svg:x="6.644cm" svg:y="15.875cm">
          <text:p text:style-name="P1"><text:span text:style-name="T1">4</text:span></text:p>
          <text:p text:style-name="P1"><text:span text:style-name="T1">Lef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5cm" svg:height="0.885cm" svg:x="6.388cm" svg:y="16.864cm">
          <draw:text-box>
            <text:p text:style-name="P3"><text:span text:style-name="T1">75(0x4B)</text:span></text:p>
          </draw:text-box>
        </draw:frame>
        <draw:custom-shape draw:style-name="gr1" draw:text-style-name="P2" draw:layer="layout" svg:width="1.016cm" svg:height="1.016cm" svg:x="8.098cm" svg:y="15.90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53cm" svg:height="0.885cm" svg:x="7.838cm" svg:y="16.895cm">
          <draw:text-box>
            <text:p text:style-name="P3"><text:span text:style-name="T1">76(0x4C)</text:span></text:p>
          </draw:text-box>
        </draw:frame>
        <draw:custom-shape draw:style-name="gr1" draw:text-style-name="P2" draw:layer="layout" svg:width="1.016cm" svg:height="1.016cm" svg:x="9.719cm" svg:y="15.906cm">
          <text:p text:style-name="P1"><text:span text:style-name="T1">6</text:span></text:p>
          <text:p text:style-name="P1"><text:span text:style-name="T1">Righ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62cm" svg:height="0.885cm" svg:x="9.455cm" svg:y="16.895cm">
          <draw:text-box>
            <text:p text:style-name="P3"><text:span text:style-name="T1">77(0x4D)</text:span></text:p>
          </draw:text-box>
        </draw:frame>
        <draw:custom-shape draw:style-name="gr1" draw:text-style-name="P2" draw:layer="layout" svg:width="1.016cm" svg:height="1.016cm" svg:x="6.644cm" svg:y="17.58cm">
          <text:p text:style-name="P1"><text:span text:style-name="T1">1</text:span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32cm" svg:height="0.885cm" svg:x="6.395cm" svg:y="18.569cm">
          <draw:text-box>
            <text:p text:style-name="P3"><text:span text:style-name="T1">79(0x4F)</text:span></text:p>
          </draw:text-box>
        </draw:frame>
        <draw:custom-shape draw:style-name="gr1" draw:text-style-name="P2" draw:layer="layout" svg:width="1.016cm" svg:height="1.016cm" svg:x="8.098cm" svg:y="17.58cm">
          <text:p text:style-name="P1"><text:span text:style-name="T1">2</text:span></text:p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7.857cm" svg:y="18.569cm">
          <draw:text-box>
            <text:p text:style-name="P3"><text:span text:style-name="T1">80(0x50)</text:span></text:p>
          </draw:text-box>
        </draw:frame>
        <draw:custom-shape draw:style-name="gr1" draw:text-style-name="P2" draw:layer="layout" svg:width="1.016cm" svg:height="1.016cm" svg:x="9.703cm" svg:y="17.611cm">
          <text:p text:style-name="P1"><text:span text:style-name="T1">3</text:span></text:p>
          <text:p text:style-name="P1"><text:span text:style-name="T1">PgD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9cm" svg:height="0.885cm" svg:x="9.474cm" svg:y="18.6cm">
          <draw:text-box>
            <text:p text:style-name="P3"><text:span text:style-name="T1">81(0x51)</text:span></text:p>
          </draw:text-box>
        </draw:frame>
        <draw:custom-shape draw:style-name="gr1" draw:text-style-name="P2" draw:layer="layout" svg:width="2.246cm" svg:height="1.016cm" svg:x="6.644cm" svg:y="19.181cm">
          <text:p text:style-name="P1"><text:span text:style-name="T1">0</text:span></text:p>
          <text:p text:style-name="P1"><text:span text:style-name="T1">In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6.403cm" svg:y="20.17cm">
          <draw:text-box>
            <text:p text:style-name="P3"><text:span text:style-name="T1">82(0x52)</text:span></text:p>
          </draw:text-box>
        </draw:frame>
        <draw:custom-shape draw:style-name="gr1" draw:text-style-name="P2" draw:layer="layout" svg:width="1.016cm" svg:height="1.016cm" svg:x="9.703cm" svg:y="19.181cm">
          <text:p text:style-name="P1"><text:span text:style-name="T1">.</text:span></text:p>
          <text:p text:style-name="P1"><text:span text:style-name="T1">De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15cm" svg:height="0.885cm" svg:x="9.462cm" svg:y="20.17cm">
          <draw:text-box>
            <text:p text:style-name="P3"><text:span text:style-name="T1">83(0x53)</text:span></text:p>
          </draw:text-box>
        </draw:frame>
        <draw:custom-shape draw:style-name="gr1" draw:text-style-name="P2" draw:layer="layout" svg:width="1.016cm" svg:height="2.54cm" svg:x="11.284cm" svg:y="17.68cm">
          <text:p text:style-name="P1"><text:span text:style-name="T1">Ent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72cm" svg:height="0.885cm" svg:x="11.005cm" svg:y="20.12cm">
          <draw:text-box>
            <text:p text:style-name="P3"><text:span text:style-name="T1">28(0x1C)*</text:span></text:p>
          </draw:text-box>
        </draw:frame>
        <draw:custom-shape draw:style-name="gr1" draw:text-style-name="P2" draw:layer="layout" svg:width="1.016cm" svg:height="2.54cm" svg:x="11.284cm" svg:y="14.27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5cm" svg:height="0.885cm" svg:x="11.052cm" svg:y="16.795cm">
          <draw:text-box>
            <text:p text:style-name="P3"><text:span text:style-name="T1">78(0x4E)</text:span></text:p>
          </draw:text-box>
        </draw:frame>
        <draw:frame draw:style-name="gr4" draw:text-style-name="P3" draw:layer="layout" svg:width="8.255cm" svg:height="5.33cm" svg:x="15.24cm" svg:y="13.335cm">
          <draw:text-box>
            <text:p text:style-name="P3">Window RDP scan codes</text:p>
            <text:p text:style-name="P3">en-us</text:p>
            <text:p text:style-name="P3">* means ext ke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Jay Sorg</meta:initial-creator>
    <meta:creation-date>2009-05-23T09:59:31</meta:creation-date>
    <dc:creator>Jay Sorg</dc:creator>
    <dc:date>2009-05-27T21:38:23</dc:date>
    <meta:editing-cycles>22</meta:editing-cycles>
    <meta:editing-duration>PT8H48M29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